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style>
    <style:style style:name="P4" style:family="paragraph" style:parent-style-name="Standard">
      <style:paragraph-properties fo:margin-top="0cm" fo:margin-bottom="0.499cm" loext:contextual-spacing="false" fo:line-height="150%" style:writing-mode="lr-tb"/>
      <style:text-properties officeooo:paragraph-rsid="00328bc8"/>
    </style:style>
    <style:style style:name="P5" style:family="paragraph" style:parent-style-name="Standard">
      <style:paragraph-properties fo:margin-top="0cm" fo:margin-bottom="0.499cm" loext:contextual-spacing="false" fo:line-height="150%" style:writing-mode="lr-tb"/>
      <style:text-properties officeooo:paragraph-rsid="00381773"/>
    </style:style>
    <style:style style:name="P6" style:family="paragraph" style:parent-style-name="Standard">
      <style:paragraph-properties fo:margin-top="0cm" fo:margin-bottom="0.499cm" loext:contextual-spacing="false" fo:line-height="150%" fo:text-align="center" style:justify-single-word="false" style:writing-mode="lr-tb"/>
      <style:text-properties officeooo:paragraph-rsid="00394c84"/>
    </style:style>
    <style:style style:name="P7" style:family="paragraph" style:parent-style-name="Heading_20_1"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394c84" style:font-style-asian="italic" style:font-style-complex="italic"/>
    </style:style>
    <style:style style:name="T6" style:family="text">
      <style:text-properties officeooo:rsid="00328bc8"/>
    </style:style>
    <style:style style:name="T7" style:family="text">
      <style:text-properties officeooo:rsid="00362b40"/>
    </style:style>
    <style:style style:name="T8" style:family="text">
      <style:text-properties officeooo:rsid="00381773"/>
    </style:style>
    <style:style style:name="T9" style:family="text">
      <style:text-properties fo:font-style="normal" style:font-style-asian="normal" style:font-style-complex="normal"/>
    </style:style>
    <style:style style:name="T10" style:family="text">
      <style:text-properties officeooo:rsid="00394c84"/>
    </style:style>
    <style:style style:name="T11" style:family="text">
      <style:text-properties officeooo:rsid="003ac0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ooley Goes to School</text:h>
      <text:p text:style-name="Normal"/>
      <text:p text:style-name="P4">Dooley was a dog among dogs. Smart as a tack - half Basset Hound, half Husky, and one-third something else. He was getting on in dog years now, so sitting tied loosely to a tree all day in early Autumn felt quite fine to him. <text:span text:style-name="T7">He was doing this now, in fact.</text:span></text:p>
      <text:p text:style-name="P3">He had been spending his time watching the curious people of Elder Falls walk unhurriedly from building to building, treed path to community garden, artificial duck pond to watchtower. It was admittedly <text:span text:style-name="T8">a</text:span>n odd assortment of structures and human<text:span text:style-name="T8">-envisioned</text:span> <text:span text:style-name="T8">contraptions</text:span> he had not had the opportunity to observe before, all in one place. The people here smelled much different than people elsewhere. They seemed to get involved in more things, and tended to get a lot of it on them.</text:p>
      <text:p text:style-name="P5">Dooley knew how to read English and French in his mind, phonetically. Had somebody told him this was probably not at all normal for a dog, he might have found that interesting, but since dogs did not really have a way of discussing the topic of phonetics among themselves, he never had the chance to learn this was an unusual thing. He knew thousands of English and French words, also something he might have been informed was a bit unusual, but he always preferred to keep his own abilities under wraps - he liked laying about, and didn’t need the responsibility of a real human job. <text:span text:style-name="T8">Dooley</text:span> sometimes had nightmares about having to wear a tie, or having to “<text:span text:style-name="T6">up-sell</text:span>” somebody, a concept he only partially understood, but fully disapproved of.</text:p>
      <text:p text:style-name="P3">Dooley’s favourite English word, <text:span text:style-name="T8">without question, </text:span>was <text:span text:style-name="T3">anthropomorphism</text:span>, because hearing it spoken in his mind made him think of chewing on something delicious and gooey, and not entirely healthy. He had no idea what it <text:span text:style-name="T9">meant</text:span><text:span text:style-name="T4"> </text:span>- he had <text:span text:style-name="T8">just </text:span>seen it written in a magazine somewhere, and had snuck off with the magazine so that he could spend time staring at the word and working out for himself how it would probably sound, if a human were to say it aloud. Its meaning eluded him still. <text:span text:style-name="T7">He had mostly eaten the magazine afterwards, in an attempt to hide the evidence of the theft. This never worked out for him, of course – he always left ample bits of whatever forbidden thing he had eaten all over the place for others to find. He could not help this, it was just a dog thing.</text:span></text:p>
      <text:p text:style-name="P3">He had learned this trick of sounding out words in his mind from his human brother Bull, who used to read the paper to him all the time, <text:span text:style-name="T8">very often </text:span>in different voices, <text:span text:style-name="T8">depending on what he’d been up to, and what kind of mood he was in</text:span>. That was before Ani left Bull, and took the rest of them with her on her next adventure. <text:span text:style-name="T10">Although he was one of Dooley’s most favourite people, Bull was not always very </text:span><text:soft-page-break/><text:span text:style-name="T10">nice to be around. This changed from day to day, until one day, Bull was no longer there. That is, they were no longer where Bull had been. Still, the dog always appreciated that in his nicer moments, before things got bad, the man had spent so much time </text:span><text:span text:style-name="T5">convinced</text:span><text:span text:style-name="T10"> in the mutt’s ability – his </text:span><text:span text:style-name="T5">absolute certain</text:span><text:span text:style-name="T10"> ability – to understand and even read French, and then eventually also English (they lived in Canada, you really needed both). Where Bull had gotten this idea from, nobody was ever sure, but he knew he was right, and he was. Bull was all most always right.</text:span></text:p>
      <text:p text:style-name="P3">Dooley now and then tried to speak the words he could hear so clearly in his mind, <text:span text:style-name="T10">to honour all that hard work. S</text:span>o that he could ask for the Turkey and Rice flavour and <text:span text:style-name="T3">not </text:span>the beef (he liked cows, just not that way), or tell Maevis <text:span text:style-name="T6">how much</text:span> he loved her –<text:span text:style-name="T10"> in his </text:span><text:span text:style-name="T5">own</text:span><text:span text:style-name="T10"> </text:span><text:span text:style-name="T5">words</text:span><text:span text:style-name="T10"> - </text:span><text:s/>or that he needed to do Number Two, <text:span text:style-name="T10">and</text:span> please just this one time could he be let off his leash to poop in private in the neighbour’s sunflower patch instead of the middle of their backyard, where children play. His tongue and lips <text:span text:style-name="T10">would</text:span> <text:s/>never cooperate <text:span text:style-name="T10">though</text:span>, <text:span text:style-name="T10">it came out all wrong. </text:span><text:s/><text:span text:style-name="T10">I</text:span>t always made people smile when Dooley tried to <text:span text:style-name="T10">speak Human</text:span>. They called him “Chew<text:span text:style-name="T6">y”</text:span> sometimes. That wasn’t the worst thing, he supposed, <text:span text:style-name="T6">though he wasn’t entirely sure about the reference. There were lots of things Dooley had never been exposed to – he was more of a reader anyway.</text:span></text:p>
      <text:p text:style-name="P3">In the speckled Autumn shade of the poplar stand near the <text:span text:style-name="T6">centre</text:span> of the “town” (or whatever the humans called this particular style of building arrangement), the old dog had been left loosely tied <text:span text:style-name="T10">to a slim tree </text:span>by his human daughter Maevis, while she went to her first day of school in their new <text:span text:style-name="T7">home</text:span>. </text:p>
      <text:p text:style-name="P3">They had shown up about <text:span text:style-name="T10">three</text:span> weeks after the first day of school, which he knew was rather bad timing on Ani’s part. Ani did not understand kids very well. Bull had loved kids but drank too much to be of much use to them, <text:span text:style-name="T10">especially in the end</text:span>. The turtle / tortoise they called Norm was fairly incapable of looking after anything other than herself, given all the precarious circumstances the girl tended to put her in. Dooley knew the tortoise was a <text:span text:style-name="T3">she</text:span>, <text:span text:style-name="T10">but</text:span> was not<text:span text:style-name="T10"> </text:span>surprised that nobody else seemed to know, or much care. </text:p>
      <text:p text:style-name="P3">Maeve had disappeared into the long, low building with the high, angled roof. Dooley could tell she was nervous about making new friends. He had licked her on the side of her face to get her going. Sending the kid off to a new school every single year was a job that had always, coincidentally, fallen on him. He did not mind at all.</text:p>
      <text:p text:style-name="P3">In front of the school was a most unusual sign painted on a large wood square, posted between two unpainted wooden poles. Dooley had slowly read it aloud to himself several times before he we sure he <text:soft-page-break/>had gotten the words right. He wasn’t used to seeing them together like that, and he had been spending the past while laying in the dusty shade, trying to make sense of them.</text:p>
      <text:p text:style-name="P6">The Elder Falls <text:line-break/>Multi<text:span text:style-name="T6">-G</text:span>enerational School of <text:line-break/>Community Architecture <text:span text:style-name="T6">&amp; Engagement</text:span></text:p>
      <text:p text:style-name="P3">He he had already guessed the place they were now in was probably called <text:span text:style-name="T3">The Elder Falls</text:span>. The word <text:span text:style-name="T3">School </text:span>was well-known to him, so he knew he had delivered Maeve to the correct place. Plus, he could hear and smell the teachers and students inside, <text:span text:style-name="T10">making teacher and student noises.</text:span></text:p>
      <text:p text:style-name="P3">Most of the remaining words were vaguely familiar to him and made him think it was perhaps a gardening school or maybe a science school. Dooley associated the word <text:span text:style-name="T4">science</text:span> to rocket ships and medicine, and <text:span text:style-name="T10">although the sign did not have the word science in it, </text:span>he <text:span text:style-name="T10">still </text:span>hoped that maybe Maeve had finally found a school that could keep up with her curious mind.</text:p>
      <text:p text:style-name="P3">The word <text:span text:style-name="T3">Architecture</text:span> was completely new to him. It was this one he kept looking at. Passerby reasonably assumed he was dutifully waiting for his owner inside, which was partially true, though Maevis was his human <text:span text:style-name="T3">daughter</text:span>, not his owner. Some humans might have told him that they felt there was not much difference between the two. To Dooley, they were as different as night and day.</text:p>
      <text:p text:style-name="P3">Was <text:span text:style-name="T3">architecture </text:span>something scientists studied? When people studied things, they often looked at them, then found pictures of them, then sometimes wrote things about them. Occasionally, they might think to pick them up, or at least touch them if they were too heavy to carry. Only children and the most dedicated scientists typically thought to put the things they were studying in their mouths - this did not seem to be a thing most <text:span text:style-name="T11">other </text:span>scientists agreed was a good idea. </text:p>
      <text:p text:style-name="P3">Would Maeve study architecture? What kind of science was that? Was it about rocket ships, or about medicine? Maybe it was science about gardening? He could not guess. It wasn’t a word he relished trying to say out loud, given his natural speech impediments. </text:p>
      <text:p text:style-name="P3">Maeve had also noticed the sign, before going in. Dooley had watched her after she left him under the trees. She had said his name in her embarrassed, admonishing way while wiping his tongue spit off her face, before turning from him toward the school building. She had walked, looking at her feet, across the gravel lane between the trees and the school, and when she had looked up toward the sign, it had caused her steps to slow somewhat. </text:p>
      <text:p text:style-name="P3"><text:soft-page-break/>By the time she stood in front of the building’s front doors (there were two), she had come to a complete stop, trying to make sense of the words, just as he was doing now.</text:p>
      <text:p text:style-name="P3">When Maeve finally chose to go in, looking back at him briefly for assurance, and being old enough to feel self-conscious about it, Dooley had decided that Ani and he had made the right call to bring her here. </text:p>
      <text:p text:style-name="P3">Wherever <text:span text:style-name="T3">here</text:span> w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1:33:02.781000000</dc:date>
    <meta:editing-cycles>19</meta:editing-cycles>
    <meta:editing-duration>PT1H44M33S</meta:editing-duration>
    <meta:document-statistic meta:table-count="0" meta:image-count="0" meta:object-count="0" meta:page-count="4" meta:paragraph-count="23" meta:word-count="1531" meta:character-count="8404" meta:non-whitespace-character-count="6879"/>
    <meta:template xlink:type="simple" xlink:actuate="onRequest" xlink:title="" xlink:href="Normal"/>
  </office:meta>
</office:document-meta>
</file>